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57a" officeooo:paragraph-rsid="0000257a"/>
    </style:style>
    <style:style style:name="P2" style:family="paragraph" style:parent-style-name="Standard">
      <style:text-properties officeooo:rsid="0000257a" officeooo:paragraph-rsid="00059c5a"/>
    </style:style>
    <style:style style:name="P3" style:family="paragraph" style:parent-style-name="Standard">
      <style:text-properties style:text-underline-style="none" officeooo:rsid="0000257a" officeooo:paragraph-rsid="0000257a"/>
    </style:style>
    <style:style style:name="P4" style:family="paragraph" style:parent-style-name="Standard">
      <style:text-properties style:text-underline-style="none" officeooo:rsid="0000257a" officeooo:paragraph-rsid="0000c3c3"/>
    </style:style>
    <style:style style:name="P5" style:family="paragraph" style:parent-style-name="Standard">
      <style:text-properties style:text-underline-style="none" officeooo:rsid="0000257a" officeooo:paragraph-rsid="00059c5a"/>
    </style:style>
    <style:style style:name="P6" style:family="paragraph" style:parent-style-name="Standard">
      <style:text-properties style:text-underline-style="none" officeooo:rsid="0000257a" officeooo:paragraph-rsid="00088dd5"/>
    </style:style>
    <style:style style:name="P7" style:family="paragraph" style:parent-style-name="Standard">
      <style:text-properties style:text-underline-style="none" officeooo:rsid="0000c3c3" officeooo:paragraph-rsid="0000c3c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0c3c3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5e68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2cdf2"/>
    </style:style>
    <style:style style:name="T6" style:family="text">
      <style:text-properties style:text-underline-style="solid" style:text-underline-width="auto" style:text-underline-color="font-color" officeooo:rsid="00045ba7"/>
    </style:style>
    <style:style style:name="T7" style:family="text">
      <style:text-properties style:text-underline-style="solid" style:text-underline-width="auto" style:text-underline-color="font-color" officeooo:rsid="00059c5a"/>
    </style:style>
    <style:style style:name="T8" style:family="text">
      <style:text-properties style:text-underline-style="solid" style:text-underline-width="auto" style:text-underline-color="font-color" officeooo:rsid="0005e68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0c3c3"/>
    </style:style>
    <style:style style:name="T11" style:family="text">
      <style:text-properties style:text-underline-style="none" officeooo:rsid="0000ceb5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00c3c3" style:font-weight-asian="bold" style:font-weight-complex="bold"/>
    </style:style>
    <style:style style:name="T14" style:family="text">
      <style:text-properties style:text-underline-style="none" officeooo:rsid="0002cdf2"/>
    </style:style>
    <style:style style:name="T15" style:family="text">
      <style:text-properties style:text-underline-style="none" officeooo:rsid="00059c5a"/>
    </style:style>
    <style:style style:name="T16" style:family="text">
      <style:text-properties style:text-underline-style="none" officeooo:rsid="0005e68d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T18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type="double" style:text-underline-width="auto" style:text-underline-color="font-color" officeooo:rsid="00059c5a"/>
    </style:style>
    <style:style style:name="T20" style:family="text">
      <style:text-properties officeooo:rsid="0000c3c3"/>
    </style:style>
    <style:style style:name="T21" style:family="text">
      <style:text-properties officeooo:rsid="0000ceb5"/>
    </style:style>
    <style:style style:name="T22" style:family="text">
      <style:text-properties fo:font-weight="bold" officeooo:rsid="00059c5a" style:font-weight-asian="bold" style:font-weight-complex="bold"/>
    </style:style>
    <style:style style:name="T23" style:family="text">
      <style:text-properties officeooo:rsid="00059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os = {<text:span text:style-name="T8">CodBarra</text:span><text:span text:style-name="T9">, P_Nombre, ContenidoNeto, MedidadelContenido, EsUn, Descripcion, Stock, Precio}</text:span></text:p>
      <text:p text:style-name="P1"><text:span text:style-name="T9"/></text:p>
      <text:p text:style-name="P1"><text:span text:style-name="T9">PlantasMed = {</text:span><text:span text:style-name="T17">NbreCientifico, Tipo</text:span><text:span text:style-name="T9">, </text:span><text:span text:style-name="T3">Cod</text:span><text:span text:style-name="T4">Barra</text:span><text:span text:style-name="T3">_Isa1</text:span><text:span text:style-name="T9">}</text:span></text:p>
      <text:p text:style-name="P1"><text:span text:style-name="T9"/></text:p>
      <text:p text:style-name="P1"><text:span text:style-name="T9">RegistroPerdidas = {</text:span><text:span text:style-name="T5">CodPerdida</text:span><text:span text:style-name="T14">, </text:span><text:span text:style-name="T17">Fecha</text:span><text:span text:style-name="T9">, PerdidaTotal}</text:span></text:p>
      <text:p text:style-name="P1"><text:span text:style-name="T9"/></text:p>
      <text:p text:style-name="P1"><text:span text:style-name="T9">Ventas = <text:s/>{</text:span><text:span text:style-name="T6">NroFactura</text:span><text:span text:style-name="T10">, </text:span><text:span text:style-name="T9">FechaVenta, </text:span><text:span text:style-name="T16">Hora,</text:span><text:span text:style-name="T9"> MontoTotal, </text:span><text:span text:style-name="T13">CodCliente_Se_Corresponde</text:span><text:span text:style-name="T9">}</text:span></text:p>
      <text:p text:style-name="P1"><text:span text:style-name="T9"/></text:p>
      <text:p text:style-name="P2"><text:span text:style-name="T9">Clientes = {</text:span><text:span text:style-name="T2">CodCliente</text:span><text:span text:style-name="T10">, </text:span><text:span text:style-name="T17">Genero, NroDoc, TipoDoc</text:span><text:span text:style-name="T9">, Pais, Provincia, Localidad, </text:span><text:span text:style-name="T15">C</text:span><text:span text:style-name="T9">_Nombre, Telefono, Direccion}</text:span></text:p>
      <text:p text:style-name="P3"/>
      <text:p text:style-name="P5">Proveedores = {<text:span text:style-name="T7">CodProv</text:span><text:span text:style-name="T23">, </text:span><text:span text:style-name="T17">CUIL_CUIT</text:span>, Pais, Provincia, Localidad, <text:span text:style-name="T23">Pr</text:span>_Nombre, Telefono, Direccion}</text:p>
      <text:p text:style-name="P3"/>
      <text:p text:style-name="P4">Pedidos = {<text:span text:style-name="T1">NroPedido</text:span>, FechaPedido, <text:span text:style-name="T22">CodProv_Recibe</text:span>}</text:p>
      <text:p text:style-name="P3"/>
      <text:p text:style-name="P3">Remitos = {<text:span text:style-name="T1">NroRemito</text:span>, FechaEntrega, Calificacion, <text:span text:style-name="T22">CodProv_Realiza</text:span>}</text:p>
      <text:p text:style-name="P3"/>
      <text:p text:style-name="P6">Posee = {<text:span text:style-name="T1">CodProd, </text:span><text:span text:style-name="T5">CodPerdida</text:span>, CantidadProducto, PrecioPerdida}</text:p>
      <text:p text:style-name="P3"/>
      <text:p text:style-name="P7">Corresponde = {<text:span text:style-name="T1">CodVenta, CodProd</text:span>, Porcentaje, Cantidad, PrecioVenta}</text:p>
      <text:p text:style-name="P7"/>
      <text:p text:style-name="P7">Esta_En = {<text:span text:style-name="T1">CodProd, NroRemito</text:span>, CantidadEntrega, PrecioCompra}</text:p>
      <text:p text:style-name="P7"/>
      <text:p text:style-name="P7">Pertenece = {<text:span text:style-name="T1">CodProd, NroPedido</text:span>, CantidadPedido}</text:p>
      <text:p text:style-name="P7"/>
      <text:p text:style-name="P7">Asociado = {<text:span text:style-name="T1">NroPedido, NroRemito</text:span>}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10-08T10:42:25.237000000</dc:date>
    <meta:editing-duration>PT32M5S</meta:editing-duration>
    <meta:editing-cycles>2</meta:editing-cycles>
    <meta:document-statistic meta:table-count="0" meta:image-count="0" meta:object-count="0" meta:page-count="1" meta:paragraph-count="13" meta:word-count="88" meta:character-count="871" meta:non-whitespace-character-count="795"/>
  </office:meta>
</office:document-meta>
</file>